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3279" officeooo:paragraph-rsid="00123279"/>
    </style:style>
    <style:style style:name="P2" style:family="paragraph" style:parent-style-name="Standard">
      <style:text-properties officeooo:rsid="00123279" officeooo:paragraph-rsid="0022e55c"/>
    </style:style>
    <style:style style:name="P3" style:family="paragraph" style:parent-style-name="Standard">
      <style:text-properties officeooo:rsid="00132ae0" officeooo:paragraph-rsid="00132ae0"/>
    </style:style>
    <style:style style:name="P4" style:family="paragraph" style:parent-style-name="Standard">
      <style:text-properties officeooo:rsid="00132ae0" officeooo:paragraph-rsid="0022e55c"/>
    </style:style>
    <style:style style:name="P5" style:family="paragraph" style:parent-style-name="Standard">
      <style:text-properties officeooo:rsid="0014d0b9" officeooo:paragraph-rsid="0014d0b9"/>
    </style:style>
    <style:style style:name="P6" style:family="paragraph" style:parent-style-name="Standard">
      <style:text-properties officeooo:rsid="0014d0b9" officeooo:paragraph-rsid="0016ce0a"/>
    </style:style>
    <style:style style:name="P7" style:family="paragraph" style:parent-style-name="Standard">
      <style:text-properties officeooo:rsid="0014d0b9" officeooo:paragraph-rsid="0018c0a1"/>
    </style:style>
    <style:style style:name="P8" style:family="paragraph" style:parent-style-name="Standard">
      <style:text-properties officeooo:rsid="0014d0b9" officeooo:paragraph-rsid="0020a341"/>
    </style:style>
    <style:style style:name="P9" style:family="paragraph" style:parent-style-name="Standard">
      <style:text-properties officeooo:rsid="0014d0b9" officeooo:paragraph-rsid="0022e55c"/>
    </style:style>
    <style:style style:name="P10" style:family="paragraph" style:parent-style-name="Standard">
      <style:text-properties officeooo:rsid="0014d0b9" officeooo:paragraph-rsid="0023de69"/>
    </style:style>
    <style:style style:name="P11" style:family="paragraph" style:parent-style-name="Standard">
      <style:text-properties officeooo:rsid="0014d0b9" officeooo:paragraph-rsid="0024c1d2"/>
    </style:style>
    <style:style style:name="P12" style:family="paragraph" style:parent-style-name="Standard">
      <style:text-properties officeooo:rsid="0014d0b9" officeooo:paragraph-rsid="0026c268"/>
    </style:style>
    <style:style style:name="P13" style:family="paragraph" style:parent-style-name="Standard">
      <style:text-properties officeooo:rsid="0014d0b9" officeooo:paragraph-rsid="002b6cc8"/>
    </style:style>
    <style:style style:name="P14" style:family="paragraph" style:parent-style-name="Standard">
      <style:text-properties officeooo:paragraph-rsid="001b7756"/>
    </style:style>
    <style:style style:name="P15" style:family="paragraph" style:parent-style-name="Preformatted_20_Text">
      <style:text-properties officeooo:rsid="0014d0b9" officeooo:paragraph-rsid="0018c0a1"/>
    </style:style>
    <style:style style:name="P16" style:family="paragraph" style:parent-style-name="Text_20_body">
      <style:text-properties officeooo:rsid="0014d0b9" officeooo:paragraph-rsid="0024edb6"/>
    </style:style>
    <style:style style:name="P17" style:family="paragraph" style:parent-style-name="Text_20_body">
      <style:text-properties officeooo:rsid="0028e1df" officeooo:paragraph-rsid="0028e1df"/>
    </style:style>
    <style:style style:name="P18" style:family="paragraph" style:parent-style-name="Text_20_body">
      <style:text-properties officeooo:rsid="00298892" officeooo:paragraph-rsid="00298892"/>
    </style:style>
    <style:style style:name="P19" style:family="paragraph" style:parent-style-name="Text_20_body">
      <style:text-properties officeooo:rsid="002adbcd" officeooo:paragraph-rsid="002adbcd"/>
    </style:style>
    <style:style style:name="P20" style:family="paragraph" style:parent-style-name="Standard">
      <style:text-properties officeooo:rsid="0014d0b9" officeooo:paragraph-rsid="002b6cc8"/>
    </style:style>
    <style:style style:name="P21" style:family="paragraph" style:parent-style-name="Standard">
      <style:text-properties officeooo:rsid="0014d0b9" officeooo:paragraph-rsid="00314555"/>
    </style:style>
    <style:style style:name="P22" style:family="paragraph" style:parent-style-name="Standard">
      <style:text-properties officeooo:rsid="0014d0b9" officeooo:paragraph-rsid="003365fe"/>
    </style:style>
    <style:style style:name="T1" style:family="text">
      <style:text-properties officeooo:rsid="0016ce0a"/>
    </style:style>
    <style:style style:name="T2" style:family="text">
      <style:text-properties officeooo:rsid="0018c0a1"/>
    </style:style>
    <style:style style:name="T3" style:family="text">
      <style:text-properties officeooo:rsid="001b7756"/>
    </style:style>
    <style:style style:name="T4" style:family="text">
      <style:text-properties officeooo:rsid="0020a341"/>
    </style:style>
    <style:style style:name="T5" style:family="text">
      <style:text-properties officeooo:rsid="0023de69"/>
    </style:style>
    <style:style style:name="T6" style:family="text">
      <style:text-properties officeooo:rsid="0024c1d2"/>
    </style:style>
    <style:style style:name="T7" style:family="text">
      <style:text-properties fo:font-weight="bold" officeooo:rsid="002b6cc8" style:font-weight-asian="bold" style:font-weight-complex="bold"/>
    </style:style>
    <style:style style:name="T8" style:family="text">
      <style:text-properties fo:font-weight="bold" officeooo:rsid="00314555" style:font-weight-asian="bold" style:font-weight-complex="bold"/>
    </style:style>
    <style:style style:name="T9" style:family="text">
      <style:text-properties fo:font-weight="bold" officeooo:rsid="003365fe" style:font-weight-asian="bold" style:font-weight-complex="bold"/>
    </style:style>
    <style:style style:name="T10" style:family="text">
      <style:text-properties fo:font-weight="normal" officeooo:rsid="0024edb6" style:font-weight-asian="normal" style:font-weight-complex="normal"/>
    </style:style>
    <style:style style:name="T11" style:family="text">
      <style:text-properties fo:font-weight="normal" officeooo:rsid="002b6cc8" style:font-weight-asian="normal" style:font-weight-complex="normal"/>
    </style:style>
    <style:style style:name="T12" style:family="text">
      <style:text-properties officeooo:rsid="0026c268"/>
    </style:style>
    <style:style style:name="T13" style:family="text">
      <style:text-properties fo:font-size="11pt" fo:font-weight="normal" officeooo:rsid="002b6cc8" style:font-size-asian="11pt" style:font-weight-asian="normal" style:font-size-complex="11pt" style:font-weight-complex="normal"/>
    </style:style>
    <style:style style:name="T14" style:family="text">
      <style:text-properties fo:font-size="12pt" fo:font-weight="normal" officeooo:rsid="002b6cc8" style:font-size-asian="10.5pt" style:font-weight-asian="normal" style:font-size-complex="12pt" style:font-weight-complex="normal"/>
    </style:style>
    <style:style style:name="T15" style:family="text">
      <style:text-properties officeooo:rsid="002b6cc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3">TK marketplace.magento.com: </text:span>6279df096606afbc5c97067b066f3795</text:p>
      <text:p text:style-name="P14"><text:span text:style-name="T3">MK: </text:span>ab65b3352161afe22afdaf7a106fafc6</text:p>
      <text:p text:style-name="P1">git add .</text:p>
      <text:p text:style-name="P1">git commit -m "Knockout js"</text:p>
      <text:p text:style-name="P1">git push origin</text:p>
      <text:p text:style-name="P3">cấp quyền truy cập: sudo nautilus</text:p>
      <text:p text:style-name="P3">cấp quyền chỉnh sửa file: sudo gedit</text:p>
      <text:p text:style-name="P5">error_reporting = E_ALL <text:s/>&amp; ~E_DEPRECATED &amp; ~E_STRICT</text:p>
      <text:p text:style-name="P5"><text:span text:style-name="Source_20_Text">sudo service apache2 restart</text:span></text:p>
      <text:p text:style-name="P6"><text:span text:style-name="Source_20_Text"><text:span text:style-name="T1">sudo nano</text:span></text:span></text:p>
      <text:p text:style-name="P6"><text:span text:style-name="Source_20_Text"><text:span text:style-name="T1">sudo chown</text:span></text:span></text:p>
      <text:p text:style-name="P7"><text:span text:style-name="Source_20_Text"><text:span text:style-name="T2">restart magento2:</text:span></text:span></text:p>
      <text:p text:style-name="P15"><text:span text:style-name="Source_20_Text"><text:span text:style-name="T2">sudo </text:span></text:span><text:span text:style-name="Source_20_Text">php bin/magento cache:clean</text:span></text:p>
      <text:p text:style-name="P7"><text:span text:style-name="Source_20_Text"><text:span text:style-name="T2">sudo </text:span></text:span><text:span text:style-name="Source_20_Text">php bin/magento setup:upgrade</text:span></text:p>
      <text:p text:style-name="P6"><text:span text:style-name="Source_20_Text"><text:span text:style-name="T2">sudo </text:span></text:span><text:span text:style-name="Source_20_Text">php bin/magento setup:static-content:deploy -</text:span><text:span text:style-name="Source_20_Text"><text:span text:style-name="T12">f</text:span></text:span></text:p>
      <text:p text:style-name="P8"><text:span text:style-name="Source_20_Text"><text:span text:style-name="T4">multi language:</text:span></text:span></text:p>
      <text:p text:style-name="P8"><text:a xlink:type="simple" xlink:href="https://vnmage.com/huong-dan-cai-dat-ngon-ngu-cho-magento-2/" text:style-name="Internet_20_link" text:visited-style-name="Visited_20_Internet_20_Link"><text:span text:style-name="Source_20_Text">https://vnmage.com/huong-dan-cai-dat-ngon-ngu-cho-magento-2/</text:span></text:a></text:p>
      <text:p text:style-name="P8"><text:a xlink:type="simple" xlink:href="https://www.youtube.com/watch?v=uoTloegs1DU&amp;t=546s" text:style-name="Internet_20_link" text:visited-style-name="Visited_20_Internet_20_Link"><text:span text:style-name="Source_20_Text">https://www.youtube.com/watch?v=uoTloegs1DU&amp;t=546s</text:span></text:a></text:p>
      <text:p text:style-name="P8"><text:span text:style-name="Source_20_Text"/></text:p>
      <text:p text:style-name="P2">git add .</text:p>
      <text:p text:style-name="P2">git commit -m "Knockout js"</text:p>
      <text:p text:style-name="P2">git push origin</text:p>
      <text:p text:style-name="P4">cấp quyền truy cập: sudo nautilus</text:p>
      <text:p text:style-name="P4">cấp quyền chỉnh sửa file: sudo gedit</text:p>
      <text:p text:style-name="P9">error_reporting = E_ALL <text:s/>&amp; ~E_DEPRECATED &amp; ~E_STRICT</text:p>
      <text:p text:style-name="P9"><text:span text:style-name="Source_20_Text">sudo service apache2 restart</text:span></text:p>
      <text:p text:style-name="P9"><text:span text:style-name="Source_20_Text"><text:span text:style-name="T1">sudo nano</text:span></text:span></text:p>
      <text:p text:style-name="P9"><text:span text:style-name="Source_20_Text"><text:span text:style-name="T1">sudo chown</text:span></text:span></text:p>
      <text:p text:style-name="P9"><text:span text:style-name="Source_20_Text">sudo chmod -R 777 magento2&lt;tên thư mục&gt;</text:span></text:p>
      <text:p text:style-name="P10"><text:span text:style-name="Source_20_Text"><text:span text:style-name="T5">Chạy cli rồi sửa file và lưu bằng cách chọn ctl+x, sau đó chọn y.</text:span></text:span></text:p>
      <text:p text:style-name="P10"><text:span text:style-name="Source_20_Text"/></text:p>
      <text:p text:style-name="P11"><text:span text:style-name="Source_20_Text"><text:span text:style-name="T6">tạo css cho themse robin</text:span></text:span></text:p>
      <text:p text:style-name="P11"><text:span text:style-name="Source_20_Text"><text:span text:style-name="T6">sudo rm -rf var/view_preprocessed</text:span></text:span></text:p>
      <text:p text:style-name="P11"><text:span text:style-name="Source_20_Text"><text:span text:style-name="T6">sudo rm -rf pub/static/frontend</text:span></text:span></text:p>
      <text:p text:style-name="P12"><text:span text:style-name="Source_20_Text"><text:span text:style-name="T2">sudo </text:span></text:span><text:span text:style-name="Source_20_Text">php bin/magento setup:static-content:deploy -</text:span><text:span text:style-name="Source_20_Text"><text:span text:style-name="T12">f</text:span></text:span></text:p>
      <text:p text:style-name="P12"><text:span text:style-name="Source_20_Text"/></text:p>
      <text:p text:style-name="P16"><text:span text:style-name="Source_20_Text"><text:span text:style-name="T10">Đã chọn được gói ưng ý, muốn cài nó, bạn dùng lệnh </text:span></text:span><text:span text:style-name="Source_20_Text"><text:span text:style-name="Strong_20_Emphasis"><text:span text:style-name="T10">sudo apt-get install</text:span></text:span></text:span><text:span text:style-name="Source_20_Text"><text:span text:style-name="T10"> pkgname</text:span></text:span></text:p>
      <text:p text:style-name="Text_20_body">Còn muốn gỡ 1 gói đã cài trong hệ thống, ta dùng lệnh <text:span text:style-name="Strong_20_Emphasis">sudo apt-get remove</text:span> pkgname</text:p>
      <text:p text:style-name="Text_20_body">Để hệ thống được gọn ghẽ sạch sẽ, ko chứa các gói thừa, thi thoảng ta lại <text:span text:style-name="Strong_20_Emphasis">sudo apt-get autoremove </text:span>xoá sạch các gói thừa ko cần thiết. <text:span text:style-name="Strong_20_Emphasis">sudo apt-get autoclean </text:span>giúp xoá các file .deb – các bộ cài của DEBIAN để lại sau khi cài đặt.</text:p>
      <text:p text:style-name="P17">install module:</text:p>
      <text:p text:style-name="P17">sudo bin/magento module:status</text:p>
      <text:p text:style-name="P18">sudo bin/magento module:enable Robin_Bai1</text:p>
      <text:p text:style-name="P19">sudo bin/magento setup:upgrade</text:p>
      <text:p text:style-name="P19"/>
      <text:p text:style-name="P13"><text:soft-page-break/><text:span text:style-name="Source_20_Text"><text:span text:style-name="T7">Cront job: (lệnh phụ:it dung sudo bin/magento cron:install)</text:span></text:span></text:p>
      <text:p text:style-name="P22"><text:a xlink:type="simple" xlink:href="https://inchoo.net/magento-2/running-cron-jobs-in-magento-2/" text:style-name="Internet_20_link" text:visited-style-name="Visited_20_Internet_20_Link"><text:span text:style-name="Source_20_Text"><text:span text:style-name="T9">https://inchoo.net/magento-2/running-cron-jobs-in-magento-2/</text:span></text:span></text:a></text:p>
      <text:p text:style-name="P21"><text:span text:style-name="Source_20_Text"><text:span text:style-name="T8">Note: Nếu upgrade lại magento thì cần cập nhật lại mật khẩu email người gửi trong giao diện admin trong magepal.</text:span></text:span></text:p>
      <text:p text:style-name="P13"><text:span text:style-name="Source_20_Text"><text:span text:style-name="T11">sudo bin/magento cron:run –group="default"</text:span></text:span></text:p>
      <text:p text:style-name="P21"><text:span text:style-name="Source_20_Text"><text:span text:style-name="T11">sudo bin/magento cron:install</text:span></text:span></text:p>
      <text:p text:style-name="P13"><text:span text:style-name="Source_20_Text"><text:span text:style-name="T11">php update/cron.php</text:span></text:span></text:p>
      <text:p text:style-name="P13"><text:span text:style-name="Source_20_Text"><text:span text:style-name="T11">or: sudo bin/magento update/cron.php </text:span></text:span></text:p>
      <text:p text:style-name="P13"><text:span text:style-name="Source_20_Text"><text:span text:style-name="T11">sudo bin/magento setup:cron:run</text:span></text:span></text:p>
      <text:p text:style-name="P13"><text:span text:style-name="Source_20_Text"><text:span text:style-name="T11">Tạo crontab trên linux để chạy cron trong magento theo thời gian xác định. </text:span></text:span></text:p>
      <text:p text:style-name="P13"><text:span text:style-name="Source_20_Text"><text:span text:style-name="T11">crontab -e</text:span></text:span></text:p>
      <text:p text:style-name="P13"><text:span text:style-name="Source_20_Text"><text:span text:style-name="T13">*/1 * * * * php /var/www/html/magento_sd/bin/magento cron:run</text:span></text:span></text:p>
      <text:p text:style-name="P13"><text:span text:style-name="Source_20_Text"><text:span text:style-name="T13">*/1 * * * * php /var/www/html/magento_sd/update/cron.php</text:span></text:span></text:p>
      <text:p text:style-name="P13"><text:span text:style-name="Source_20_Text"><text:span text:style-name="T13">*/1 * * * * php /var/www/html/magento_sd/bin/magento setup:cron:run</text:span></text:span></text:p>
      <text:p text:style-name="P13"><text:span text:style-name="Source_20_Text"><text:span text:style-name="T14">Nếu success thì xuất hiện (Choose 1-3 [2]: 2</text:span></text:span></text:p>
      <text:p text:style-name="P13"><text:span text:style-name="Source_20_Text"><text:span text:style-name="T14">crontab: installing new crontab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16:08:17.836855982</meta:creation-date>
    <dc:date>2018-07-11T11:28:33.237683561</dc:date>
    <meta:editing-duration>PT5H8M26S</meta:editing-duration>
    <meta:editing-cycles>21</meta:editing-cycles>
    <meta:generator>LibreOffice/5.1.6.2$Linux_X86_64 LibreOffice_project/10m0$Build-2</meta:generator>
    <meta:document-statistic meta:table-count="0" meta:image-count="0" meta:object-count="0" meta:page-count="2" meta:paragraph-count="55" meta:word-count="332" meta:character-count="2273" meta:non-whitespace-character-count="1991"/>
  </office:meta>
</office:document-meta>
</file>